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GROVET FLORED'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5671930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563845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ESONES PEREZ, JIMMY POO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56232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5 638 4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BARTUREN BECERRA, JUSTA FL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0525729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/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28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84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48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48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932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2/08/2021</text:p>
          </table:table-cell>
          <table:table-cell table:style-name="Tabla2.A3" office:value-type="string">
            <text:p text:style-name="P16">5663356</text:p>
          </table:table-cell>
          <table:table-cell table:style-name="Tabla2.D3" office:value-type="string">
            <text:p text:style-name="P17">932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0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17:45:2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